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0" style:family="table">
      <style:table-properties style:width="17cm" table:align="margins"/>
    </style:style>
    <style:style style:name="Tabelle10.A" style:family="table-column">
      <style:table-column-properties style:column-width="8.5cm" style:rel-column-width="32767*"/>
    </style:style>
    <style:style style:name="Tabelle10.B" style:family="table-column">
      <style:table-column-properties style:column-width="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5.666cm" style:rel-column-width="21840*"/>
    </style:style>
    <style:style style:name="Tabelle6.B" style:family="table-column">
      <style:table-column-properties style:column-width="5.667cm" style:rel-column-width="21847*"/>
    </style:style>
    <style:style style:name="Tabelle6.C" style:family="table-column">
      <style:table-column-properties style:column-width="5.667cm" style:rel-column-width="21848*"/>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1" style:family="table">
      <style:table-properties style:width="17.022cm" fo:margin-left="-0.016cm" table:align="left"/>
    </style:style>
    <style:style style:name="Tabelle1.A" style:family="table-column">
      <style:table-column-properties style:column-width="8.51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34e0a"/>
    </style:style>
    <style:style style:name="P2" style:family="paragraph" style:parent-style-name="Footer">
      <style:text-properties fo:language="en" fo:country="US"/>
    </style:style>
    <style:style style:name="P3" style:family="paragraph" style:parent-style-name="Footer">
      <style:paragraph-properties fo:text-align="center" style:justify-single-word="false"/>
      <style:text-properties fo:language="en" fo:country="US" officeooo:rsid="005a51ca" officeooo:paragraph-rsid="0012b404"/>
    </style:style>
    <style:style style:name="P4" style:family="paragraph" style:parent-style-name="Standard">
      <style:text-properties fo:language="en" fo:country="US" fo:font-weight="bold" officeooo:rsid="002e2a46" officeooo:paragraph-rsid="0012b404" style:font-weight-asian="bold" style:font-weight-complex="bold"/>
    </style:style>
    <style:style style:name="P5" style:family="paragraph" style:parent-style-name="Standard">
      <style:text-properties fo:language="en" fo:country="US" fo:font-weight="bold" officeooo:rsid="00286116" officeooo:paragraph-rsid="0012b404" style:font-weight-asian="bold" style:font-weight-complex="bold"/>
    </style:style>
    <style:style style:name="P6" style:family="paragraph" style:parent-style-name="Standard">
      <style:text-properties fo:language="en" fo:country="US" fo:font-weight="bold" officeooo:paragraph-rsid="0012b404" style:font-weight-asian="bold" style:font-weight-complex="bold"/>
    </style:style>
    <style:style style:name="P7" style:family="paragraph" style:parent-style-name="Standard">
      <style:text-properties fo:language="en" fo:country="US" fo:font-weight="normal" officeooo:rsid="00078aca" officeooo:paragraph-rsid="0012b404" style:font-weight-asian="normal" style:font-weight-complex="normal"/>
    </style:style>
    <style:style style:name="P8" style:family="paragraph" style:parent-style-name="Standard">
      <style:text-properties fo:language="en" fo:country="US" fo:font-weight="normal" officeooo:rsid="002e2a46" officeooo:paragraph-rsid="0012b404" style:font-weight-asian="normal" style:font-weight-complex="normal"/>
    </style:style>
    <style:style style:name="P9" style:family="paragraph" style:parent-style-name="Standard">
      <style:text-properties fo:language="en" fo:country="US" fo:font-weight="normal" officeooo:rsid="002430b3" officeooo:paragraph-rsid="0012b404" style:font-weight-asian="normal" style:font-weight-complex="normal"/>
    </style:style>
    <style:style style:name="P10" style:family="paragraph" style:parent-style-name="Standard">
      <style:text-properties fo:language="en" fo:country="US" fo:font-weight="normal" officeooo:paragraph-rsid="0012b404" style:font-weight-asian="normal" style:font-weight-complex="normal"/>
    </style:style>
    <style:style style:name="P11" style:family="paragraph" style:parent-style-name="Standard">
      <style:text-properties fo:language="en" fo:country="US" fo:font-weight="normal" officeooo:rsid="0012b404" officeooo:paragraph-rsid="0012b404" style:font-weight-asian="normal" style:font-weight-complex="normal"/>
    </style:style>
    <style:style style:name="P12" style:family="paragraph" style:parent-style-name="Standard">
      <style:text-properties fo:language="en" fo:country="US" officeooo:rsid="0007fa42" officeooo:paragraph-rsid="0012b404"/>
    </style:style>
    <style:style style:name="P13" style:family="paragraph" style:parent-style-name="Standard">
      <style:text-properties fo:language="en" fo:country="US" fo:font-style="normal" fo:font-weight="normal" officeooo:rsid="00286116" officeooo:paragraph-rsid="0012b404" style:font-style-asian="normal" style:font-weight-asian="normal" style:font-style-complex="normal" style:font-weight-complex="normal"/>
    </style:style>
    <style:style style:name="P14" style:family="paragraph" style:parent-style-name="Standard">
      <style:text-properties fo:language="en" fo:country="US" style:text-underline-style="solid" style:text-underline-width="auto" style:text-underline-color="font-color" fo:font-weight="bold" officeooo:paragraph-rsid="0012b404" style:font-weight-asian="bold" style:font-weight-complex="bold"/>
    </style:style>
    <style:style style:name="P15" style:family="paragraph" style:parent-style-name="Standard">
      <style:paragraph-properties fo:text-align="start" style:justify-single-word="false"/>
      <style:text-properties fo:language="en" fo:country="US" officeooo:paragraph-rsid="0012b404"/>
    </style:style>
    <style:style style:name="P16" style:family="paragraph" style:parent-style-name="Standard">
      <style:text-properties fo:language="en" fo:country="US" officeooo:paragraph-rsid="0012b404"/>
    </style:style>
    <style:style style:name="P17" style:family="paragraph" style:parent-style-name="Standard">
      <style:paragraph-properties fo:text-align="start" style:justify-single-word="false"/>
      <style:text-properties fo:language="en" fo:country="US" officeooo:rsid="0012b404" officeooo:paragraph-rsid="0012b404"/>
    </style:style>
    <style:style style:name="P18" style:family="paragraph" style:parent-style-name="Standard">
      <style:text-properties fo:language="en" fo:country="US" officeooo:rsid="001ee670" officeooo:paragraph-rsid="001ee670" fo:background-color="transparent"/>
    </style:style>
    <style:style style:name="P19" style:family="paragraph" style:parent-style-name="Standard">
      <style:text-properties fo:language="en" fo:country="US" officeooo:rsid="001ee670" officeooo:paragraph-rsid="001fe1f4" fo:background-color="transparent"/>
    </style:style>
    <style:style style:name="P20" style:family="paragraph" style:parent-style-name="Standard">
      <style:text-properties fo:language="en" fo:country="US" officeooo:rsid="002306ef" officeooo:paragraph-rsid="002306ef" fo:background-color="transparent"/>
    </style:style>
    <style:style style:name="P21" style:family="paragraph" style:parent-style-name="Standard">
      <style:text-properties fo:language="en" fo:country="US" officeooo:rsid="0014f8a5" officeooo:paragraph-rsid="0014f8a5"/>
    </style:style>
    <style:style style:name="P22" style:family="paragraph" style:parent-style-name="Standard">
      <style:paragraph-properties fo:text-align="start" style:justify-single-word="false"/>
      <style:text-properties fo:language="en" fo:country="US" officeooo:rsid="00180df2" officeooo:paragraph-rsid="00180df2"/>
    </style:style>
    <style:style style:name="P23" style:family="paragraph" style:parent-style-name="Standard">
      <style:paragraph-properties fo:text-align="start" style:justify-single-word="false"/>
      <style:text-properties fo:language="en" fo:country="US" officeooo:rsid="001b5dfa" officeooo:paragraph-rsid="001b5dfa"/>
    </style:style>
    <style:style style:name="P24" style:family="paragraph" style:parent-style-name="Standard">
      <style:text-properties fo:language="en" fo:country="US" officeooo:rsid="001ccfca" officeooo:paragraph-rsid="001ccfca"/>
    </style:style>
    <style:style style:name="P25" style:family="paragraph" style:parent-style-name="Standard">
      <style:text-properties fo:language="en" fo:country="US" officeooo:rsid="002306ef" officeooo:paragraph-rsid="002306ef"/>
    </style:style>
    <style:style style:name="P26" style:family="paragraph" style:parent-style-name="Standard">
      <style:text-properties fo:language="en" fo:country="US" officeooo:rsid="0024299b" officeooo:paragraph-rsid="0024299b"/>
    </style:style>
    <style:style style:name="P27" style:family="paragraph" style:parent-style-name="Standard">
      <style:text-properties fo:language="en" fo:country="US" officeooo:rsid="002499b8" officeooo:paragraph-rsid="002499b8"/>
    </style:style>
    <style:style style:name="P28" style:family="paragraph" style:parent-style-name="Standard">
      <style:text-properties fo:language="en" fo:country="US" officeooo:rsid="0024b0eb" officeooo:paragraph-rsid="0024b0eb"/>
    </style:style>
    <style:style style:name="P29" style:family="paragraph" style:parent-style-name="Standard">
      <style:text-properties fo:language="en" fo:country="US" officeooo:rsid="00264a6b" officeooo:paragraph-rsid="00264a6b"/>
    </style:style>
    <style:style style:name="P30" style:family="paragraph" style:parent-style-name="Standard">
      <style:text-properties fo:language="en" fo:country="US" officeooo:rsid="00270407" officeooo:paragraph-rsid="00270407"/>
    </style:style>
    <style:style style:name="P31" style:family="paragraph" style:parent-style-name="Standard">
      <style:text-properties fo:language="en" fo:country="US" officeooo:rsid="00277bad" officeooo:paragraph-rsid="00277bad"/>
    </style:style>
    <style:style style:name="P32" style:family="paragraph" style:parent-style-name="Standard">
      <style:text-properties fo:font-weight="normal" officeooo:paragraph-rsid="0012b404" style:font-weight-asian="normal" style:font-weight-complex="normal"/>
    </style:style>
    <style:style style:name="P33" style:family="paragraph" style:parent-style-name="Standard">
      <style:text-properties officeooo:paragraph-rsid="0012b404"/>
    </style:style>
    <style:style style:name="P34" style:family="paragraph" style:parent-style-name="Standard">
      <style:paragraph-properties fo:margin-left="1.251cm" fo:margin-right="0cm" fo:text-indent="0cm" style:auto-text-indent="false"/>
      <style:text-properties fo:language="en" fo:country="US" officeooo:paragraph-rsid="0012b404"/>
    </style:style>
    <style:style style:name="P35" style:family="paragraph" style:parent-style-name="Text_20_body">
      <style:paragraph-properties fo:margin-left="1.251cm" fo:margin-right="0cm" fo:text-indent="0cm" style:auto-text-indent="false"/>
      <style:text-properties fo:language="en" fo:country="US" officeooo:paragraph-rsid="0012b404"/>
    </style:style>
    <style:style style:name="P36" style:family="paragraph" style:parent-style-name="Text_20_body">
      <style:paragraph-properties fo:margin-left="1.251cm" fo:margin-right="0cm" fo:text-indent="0cm" style:auto-text-indent="false"/>
      <style:text-properties fo:language="en" fo:country="US" officeooo:paragraph-rsid="002edfda"/>
    </style:style>
    <style:style style:name="P37" style:family="paragraph" style:parent-style-name="Standard">
      <style:paragraph-properties fo:margin-left="0cm" fo:margin-right="0cm" fo:text-indent="0cm" style:auto-text-indent="false"/>
      <style:text-properties fo:language="en" fo:country="US" style:text-underline-style="none" fo:font-weight="normal" officeooo:rsid="0012b404" officeooo:paragraph-rsid="00134e0a" style:font-weight-asian="normal" style:font-weight-complex="normal"/>
    </style:style>
    <style:style style:name="P38" style:family="paragraph" style:parent-style-name="Standard">
      <style:paragraph-properties fo:margin-left="0cm" fo:margin-right="0cm" fo:text-indent="0cm" style:auto-text-indent="false"/>
      <style:text-properties fo:language="en" fo:country="US" style:text-underline-style="none" fo:font-weight="normal" officeooo:rsid="0012b404" officeooo:paragraph-rsid="0032ff84" style:font-weight-asian="normal" style:font-weight-complex="normal"/>
    </style:style>
    <style:style style:name="P39" style:family="paragraph" style:parent-style-name="Standard">
      <style:paragraph-properties fo:margin-left="0cm" fo:margin-right="0cm" fo:text-indent="0cm" style:auto-text-indent="false"/>
      <style:text-properties fo:language="en" fo:country="US" style:text-underline-style="none" fo:font-weight="normal" officeooo:rsid="0032ff84" officeooo:paragraph-rsid="0032ff84" style:font-weight-asian="normal" style:font-weight-complex="normal"/>
    </style:style>
    <style:style style:name="P40" style:family="paragraph" style:parent-style-name="Heading_20_4">
      <style:paragraph-properties fo:margin-left="0cm" fo:margin-right="0cm" fo:text-indent="0cm" style:auto-text-indent="false"/>
      <style:text-properties fo:language="en" fo:country="US" officeooo:paragraph-rsid="0012b404"/>
    </style:style>
    <style:style style:name="P41" style:family="paragraph" style:parent-style-name="Text_20_body">
      <style:text-properties fo:language="en" fo:country="US" fo:font-weight="bold" officeooo:rsid="005a51ca" officeooo:paragraph-rsid="0012b404" style:font-weight-asian="bold" style:font-weight-complex="bold"/>
    </style:style>
    <style:style style:name="P42" style:family="paragraph" style:parent-style-name="Text_20_body">
      <style:text-properties fo:language="en" fo:country="US" fo:font-weight="bold" officeooo:paragraph-rsid="0012b404" style:font-weight-asian="bold" style:font-weight-complex="bold"/>
    </style:style>
    <style:style style:name="P43" style:family="paragraph" style:parent-style-name="Text_20_body">
      <style:text-properties fo:language="en" fo:country="US" officeooo:rsid="005a51ca" officeooo:paragraph-rsid="0012b404"/>
    </style:style>
    <style:style style:name="P44" style:family="paragraph" style:parent-style-name="Text_20_body">
      <style:paragraph-properties fo:text-align="start" style:justify-single-word="false"/>
      <style:text-properties fo:language="en" fo:country="US" officeooo:paragraph-rsid="0012b404"/>
    </style:style>
    <style:style style:name="P45" style:family="paragraph" style:parent-style-name="Text_20_body">
      <style:text-properties fo:language="en" fo:country="US" officeooo:rsid="004e94d5" officeooo:paragraph-rsid="0012b404"/>
    </style:style>
    <style:style style:name="P46" style:family="paragraph" style:parent-style-name="Text_20_body">
      <style:text-properties fo:language="en" fo:country="US" officeooo:paragraph-rsid="0012b404"/>
    </style:style>
    <style:style style:name="P47" style:family="paragraph" style:parent-style-name="Text_20_body">
      <style:paragraph-properties fo:text-align="start" style:justify-single-word="false"/>
      <style:text-properties fo:language="en" fo:country="US" fo:font-style="italic" fo:font-weight="normal" officeooo:rsid="001760f2" officeooo:paragraph-rsid="0014f8a5" style:font-style-asian="italic" style:font-weight-asian="normal" style:font-style-complex="italic" style:font-weight-complex="normal"/>
    </style:style>
    <style:style style:name="P48" style:family="paragraph" style:parent-style-name="Text_20_body">
      <style:text-properties fo:language="en" fo:country="US" officeooo:paragraph-rsid="002ceb7a"/>
    </style:style>
    <style:style style:name="P49" style:family="paragraph" style:parent-style-name="Text_20_body">
      <style:text-properties fo:language="en" fo:country="US" officeooo:rsid="0012b404" officeooo:paragraph-rsid="0012b404"/>
    </style:style>
    <style:style style:name="P50" style:family="paragraph" style:parent-style-name="Text_20_body">
      <style:text-properties officeooo:paragraph-rsid="0012b404"/>
    </style:style>
    <style:style style:name="P51" style:family="paragraph" style:parent-style-name="Text_20_body">
      <style:paragraph-properties fo:margin-left="2.501cm" fo:margin-right="0cm" fo:text-indent="0cm" style:auto-text-indent="false"/>
      <style:text-properties fo:language="en" fo:country="US" officeooo:paragraph-rsid="0012b404"/>
    </style:style>
    <style:style style:name="P52" style:family="paragraph" style:parent-style-name="Table_20_Heading">
      <style:text-properties fo:language="en" fo:country="US" officeooo:rsid="005a51ca" officeooo:paragraph-rsid="0012b404"/>
    </style:style>
    <style:style style:name="P53" style:family="paragraph" style:parent-style-name="Heading_20_2">
      <style:paragraph-properties fo:text-align="center" style:justify-single-word="false" fo:break-before="page"/>
      <style:text-properties fo:language="en" fo:country="US" officeooo:paragraph-rsid="0012b404"/>
    </style:style>
    <style:style style:name="P54" style:family="paragraph" style:parent-style-name="Heading_20_2">
      <style:paragraph-properties fo:break-before="page"/>
      <style:text-properties fo:language="en" fo:country="US" officeooo:paragraph-rsid="0012b404"/>
    </style:style>
    <style:style style:name="P55" style:family="paragraph" style:parent-style-name="Contents_20_Heading">
      <style:paragraph-properties fo:break-before="page"/>
    </style:style>
    <style:style style:name="P56" style:family="paragraph" style:parent-style-name="Subtitle">
      <style:text-properties fo:language="en" fo:country="US" officeooo:paragraph-rsid="0012b404"/>
    </style:style>
    <style:style style:name="P57" style:family="paragraph" style:parent-style-name="Table_20_Contents">
      <style:text-properties fo:language="en" fo:country="US" officeooo:rsid="0005074d" officeooo:paragraph-rsid="0012b404"/>
    </style:style>
    <style:style style:name="P58" style:family="paragraph" style:parent-style-name="Table_20_Contents">
      <style:paragraph-properties fo:text-align="center" style:justify-single-word="false"/>
      <style:text-properties fo:language="en" fo:country="US" fo:font-weight="bold" officeooo:paragraph-rsid="0012b404" style:font-weight-asian="bold" style:font-weight-complex="bold"/>
    </style:style>
    <style:style style:name="P59" style:family="paragraph" style:parent-style-name="Table_20_Contents">
      <style:paragraph-properties fo:text-align="center" style:justify-single-word="false"/>
      <style:text-properties fo:language="en" fo:country="US" fo:font-weight="bold" officeooo:rsid="00134e0a" officeooo:paragraph-rsid="00134e0a" style:font-weight-asian="bold" style:font-weight-complex="bold"/>
    </style:style>
    <style:style style:name="P60" style:family="paragraph" style:parent-style-name="Table_20_Contents">
      <style:text-properties fo:language="en" fo:country="US" officeooo:rsid="0029921a" officeooo:paragraph-rsid="0029921a"/>
    </style:style>
    <style:style style:name="P61" style:family="paragraph" style:parent-style-name="Table_20_Contents">
      <style:text-properties fo:language="en" fo:country="US" officeooo:rsid="002a9dd5" officeooo:paragraph-rsid="002a9dd5"/>
    </style:style>
    <style:style style:name="P62" style:family="paragraph" style:parent-style-name="Table_20_Contents">
      <style:paragraph-properties fo:text-align="start" style:justify-single-word="false"/>
      <style:text-properties fo:language="en" fo:country="US" officeooo:rsid="003074b1" officeooo:paragraph-rsid="003074b1"/>
    </style:style>
    <style:style style:name="P63" style:family="paragraph" style:parent-style-name="Table_20_Contents">
      <style:paragraph-properties fo:text-align="center" style:justify-single-word="false"/>
      <style:text-properties fo:language="en" fo:country="US" officeooo:rsid="003074b1" officeooo:paragraph-rsid="003074b1"/>
    </style:style>
    <style:style style:name="P64" style:family="paragraph" style:parent-style-name="Heading_20_3">
      <style:text-properties fo:language="en" fo:country="US" officeooo:paragraph-rsid="0012b404" fo:background-color="transparent"/>
    </style:style>
    <style:style style:name="P65" style:family="paragraph" style:parent-style-name="Heading_20_3">
      <style:text-properties fo:language="en" fo:country="US" officeooo:paragraph-rsid="0012b404"/>
    </style:style>
    <style:style style:name="P66" style:family="paragraph" style:parent-style-name="Heading_20_3">
      <style:text-properties fo:language="en" fo:country="US" officeooo:rsid="0012b404" officeooo:paragraph-rsid="0012b404"/>
    </style:style>
    <style:style style:name="P67" style:family="paragraph" style:parent-style-name="Heading_20_3">
      <style:text-properties fo:language="en" fo:country="US" officeooo:rsid="0012b404" officeooo:paragraph-rsid="00264a6b"/>
    </style:style>
    <style:style style:name="P68" style:family="paragraph" style:parent-style-name="Heading_20_3">
      <style:paragraph-properties fo:margin-left="1.251cm" fo:margin-right="0cm" fo:text-indent="-1.27cm" style:auto-text-indent="false"/>
      <style:text-properties fo:language="en" fo:country="US" officeooo:paragraph-rsid="0012b404"/>
    </style:style>
    <style:style style:name="P69" style:family="paragraph" style:parent-style-name="Heading_20_4">
      <style:text-properties fo:language="en" fo:country="US" officeooo:rsid="0007fa42" officeooo:paragraph-rsid="0012b404"/>
    </style:style>
    <style:style style:name="P70" style:family="paragraph" style:parent-style-name="Heading_20_4">
      <style:text-properties fo:language="en" fo:country="US" officeooo:paragraph-rsid="0012b404"/>
    </style:style>
    <style:style style:name="P71" style:family="paragraph" style:parent-style-name="Heading_20_4">
      <style:text-properties fo:language="en" fo:country="US" officeooo:rsid="0012b404" officeooo:paragraph-rsid="0012b404"/>
    </style:style>
    <style:style style:name="P72" style:family="paragraph" style:parent-style-name="Heading_20_4">
      <style:text-properties fo:language="en" fo:country="US" officeooo:rsid="00134e0a" officeooo:paragraph-rsid="00134e0a"/>
    </style:style>
    <style:style style:name="P73" style:family="paragraph" style:parent-style-name="Heading_20_4">
      <style:text-properties fo:language="en" fo:country="US" officeooo:paragraph-rsid="002edfda"/>
    </style:style>
    <style:style style:name="P74" style:family="paragraph" style:parent-style-name="Heading_20_5">
      <style:text-properties fo:language="en" fo:country="US" officeooo:paragraph-rsid="0012b404"/>
    </style:style>
    <style:style style:name="P75" style:family="paragraph" style:parent-style-name="Standard">
      <style:paragraph-properties fo:text-align="start" style:justify-single-word="false" style:writing-mode="lr-tb"/>
      <style:text-properties fo:language="en" fo:country="US" officeooo:rsid="00167a58" officeooo:paragraph-rsid="00167a58"/>
    </style:style>
    <style:style style:name="P76" style:family="paragraph" style:parent-style-name="Standard">
      <style:paragraph-properties fo:text-align="start" style:justify-single-word="false" style:writing-mode="lr-tb"/>
      <style:text-properties fo:language="en" fo:country="US" officeooo:rsid="0034f3ac" officeooo:paragraph-rsid="0034f3ac"/>
    </style:style>
    <style:style style:name="P77" style:family="paragraph" style:parent-style-name="Heading_20_2">
      <style:paragraph-properties fo:text-align="center" style:justify-single-word="false"/>
      <style:text-properties fo:language="en" fo:country="US" officeooo:paragraph-rsid="0012b404"/>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Text_20_body">
      <style:text-properties fo:language="en" fo:country="US" style:text-underline-style="none" fo:font-weight="normal" officeooo:rsid="002ceb7a" officeooo:paragraph-rsid="002ceb7a" style:font-weight-asian="normal" style:font-weight-complex="normal"/>
    </style:style>
    <style:style style:name="P80" style:family="paragraph" style:parent-style-name="Text_20_body">
      <style:paragraph-properties fo:text-align="start" style:justify-single-word="false"/>
      <style:text-properties fo:language="en" fo:country="US" officeooo:paragraph-rsid="0039f26a"/>
    </style:style>
    <style:style style:name="P81" style:family="paragraph" style:parent-style-name="Text_20_body">
      <style:paragraph-properties fo:margin-left="1.251cm" fo:margin-right="0cm" fo:text-indent="0cm" style:auto-text-indent="false"/>
      <style:text-properties fo:language="en" fo:country="US" officeooo:rsid="002edfda" officeooo:paragraph-rsid="002edfda"/>
    </style:style>
    <style:style style:name="P82" style:family="paragraph" style:parent-style-name="Standard">
      <style:paragraph-properties fo:margin-left="0cm" fo:margin-right="0cm" fo:text-indent="0cm" style:auto-text-indent="false"/>
      <style:text-properties fo:language="en" fo:country="US" style:text-underline-style="none" fo:font-weight="normal" officeooo:rsid="0032ff84" officeooo:paragraph-rsid="0032ff84" style:font-weight-asian="normal" style:font-weight-complex="normal"/>
    </style:style>
    <style:style style:name="P83" style:family="paragraph" style:parent-style-name="Standard">
      <style:paragraph-properties fo:margin-left="1.251cm" fo:margin-right="0cm" fo:text-indent="0cm" style:auto-text-indent="false"/>
      <style:text-properties fo:language="en" fo:country="US" style:text-underline-style="none" fo:font-weight="normal" officeooo:rsid="002aa3dd" officeooo:paragraph-rsid="0039f26a" style:font-weight-asian="normal" style:font-weight-complex="normal"/>
    </style:style>
    <style:style style:name="P84" style:family="paragraph" style:parent-style-name="Standard">
      <style:paragraph-properties fo:margin-left="1.251cm" fo:margin-right="0cm" fo:text-indent="0cm" style:auto-text-indent="false"/>
      <style:text-properties fo:language="en" fo:country="US" style:text-underline-style="none" fo:font-weight="normal" officeooo:rsid="0029921a" officeooo:paragraph-rsid="0039f26a" style:font-weight-asian="normal" style:font-weight-complex="normal"/>
    </style:style>
    <style:style style:name="P85" style:family="paragraph" style:parent-style-name="Standard">
      <style:text-properties fo:language="en" fo:country="US" style:text-underline-style="solid" style:text-underline-width="auto" style:text-underline-color="font-color" fo:font-weight="bold" officeooo:paragraph-rsid="0039f26a" style:font-weight-asian="bold" style:font-weight-complex="bold"/>
    </style:style>
    <style:style style:name="P86" style:family="paragraph" style:parent-style-name="Standard">
      <style:text-properties fo:language="en" fo:country="US" officeooo:paragraph-rsid="0039f26a"/>
    </style:style>
    <style:style style:name="P87" style:family="paragraph" style:parent-style-name="Heading_20_3">
      <style:text-properties fo:language="en" fo:country="US" officeooo:paragraph-rsid="0039f26a"/>
    </style:style>
    <style:style style:name="P88" style:family="paragraph" style:parent-style-name="Footer">
      <style:paragraph-properties fo:text-align="center" style:justify-single-word="false"/>
      <style:text-properties fo:language="en" fo:country="US" officeooo:rsid="0042fbba" officeooo:paragraph-rsid="0042fbba"/>
    </style:style>
    <style:style style:name="P89" style:family="paragraph" style:parent-style-name="Title" style:master-page-name="First_20_Page">
      <style:paragraph-properties style:page-number="auto"/>
      <style:text-properties fo:language="en" fo:country="US" officeooo:paragraph-rsid="0012b404"/>
    </style:style>
    <style:style style:name="P90" style:family="paragraph" style:parent-style-name="Table_20_Contents">
      <style:text-properties fo:language="en" fo:country="US" officeooo:rsid="0038a035" officeooo:paragraph-rsid="0039f26a"/>
    </style:style>
    <style:style style:name="P91" style:family="paragraph" style:parent-style-name="Table_20_Contents">
      <style:text-properties fo:language="en" fo:country="US" officeooo:rsid="0005074d" officeooo:paragraph-rsid="0039f26a"/>
    </style:style>
    <style:style style:name="P92" style:family="paragraph" style:parent-style-name="Table_20_Contents">
      <style:text-properties fo:language="en" fo:country="US" officeooo:rsid="0029921a" officeooo:paragraph-rsid="0039f26a"/>
    </style:style>
    <style:style style:name="T1" style:family="text">
      <style:text-properties officeooo:rsid="00586a1b"/>
    </style:style>
    <style:style style:name="T2" style:family="text">
      <style:text-properties officeooo:rsid="00132bbb"/>
    </style:style>
    <style:style style:name="T3" style:family="text">
      <style:text-properties fo:font-size="10pt" fo:font-style="normal" fo:font-weight="normal" officeooo:rsid="00132bbb" style:font-size-asian="10pt" style:font-style-asian="normal" style:font-weight-asian="normal" style:font-size-complex="10pt" style:font-style-complex="normal" style:font-weight-complex="normal"/>
    </style:style>
    <style:style style:name="T4" style:family="text">
      <style:text-properties fo:font-size="10pt" style:font-size-asian="10pt" style:font-size-complex="10pt"/>
    </style:style>
    <style:style style:name="T5" style:family="text">
      <style:text-properties fo:font-size="10pt" officeooo:rsid="001fccef" style:font-size-asian="10pt" style:font-size-complex="10pt"/>
    </style:style>
    <style:style style:name="T6" style:family="text">
      <style:text-properties fo:font-size="10pt" officeooo:rsid="00078aca" style:font-size-asian="10pt" style:font-size-complex="10pt"/>
    </style:style>
    <style:style style:name="T7" style:family="text">
      <style:text-properties fo:font-size="10pt" officeooo:rsid="002131d2" style:font-size-asian="10pt" style:font-size-complex="10pt"/>
    </style:style>
    <style:style style:name="T8" style:family="text">
      <style:text-properties officeooo:rsid="00078aca"/>
    </style:style>
    <style:style style:name="T9" style:family="text">
      <style:text-properties fo:language="en" fo:country="US"/>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078aca"/>
    </style:style>
    <style:style style:name="T12" style:family="text">
      <style:text-properties fo:font-style="normal" style:text-underline-style="none" fo:font-weight="normal" officeooo:rsid="00296829" style:font-style-asian="normal" style:font-weight-asian="normal" style:font-style-complex="normal" style:font-weight-complex="normal"/>
    </style:style>
    <style:style style:name="T13" style:family="text">
      <style:text-properties officeooo:rsid="001fccef"/>
    </style:style>
    <style:style style:name="T14" style:family="text">
      <style:text-properties style:text-underline-style="solid" style:text-underline-width="auto" style:text-underline-color="font-color"/>
    </style:style>
    <style:style style:name="T15" style:family="text">
      <style:text-properties officeooo:rsid="0027175c"/>
    </style:style>
    <style:style style:name="T16" style:family="text">
      <style:text-properties officeooo:rsid="002e2a46"/>
    </style:style>
    <style:style style:name="T17" style:family="text">
      <style:text-properties officeooo:rsid="00142265"/>
    </style:style>
    <style:style style:name="T18" style:family="text">
      <style:text-properties officeooo:rsid="0007fa42"/>
    </style:style>
    <style:style style:name="T19" style:family="text">
      <style:text-properties officeooo:rsid="003c0dd5"/>
    </style:style>
    <style:style style:name="T20" style:family="text">
      <style:text-properties officeooo:rsid="000e8e7d"/>
    </style:style>
    <style:style style:name="T21" style:family="text">
      <style:text-properties officeooo:rsid="00453a91"/>
    </style:style>
    <style:style style:name="T22" style:family="text">
      <style:text-properties officeooo:rsid="000f2981"/>
    </style:style>
    <style:style style:name="T23" style:family="text">
      <style:text-properties officeooo:rsid="004692c6"/>
    </style:style>
    <style:style style:name="T24" style:family="text">
      <style:text-properties officeooo:rsid="000c84b0"/>
    </style:style>
    <style:style style:name="T25" style:family="text">
      <style:text-properties officeooo:rsid="004f29ae"/>
    </style:style>
    <style:style style:name="T26" style:family="text">
      <style:text-properties officeooo:rsid="000a80a4"/>
    </style:style>
    <style:style style:name="T27" style:family="text">
      <style:text-properties officeooo:rsid="004f6613"/>
    </style:style>
    <style:style style:name="T28" style:family="text">
      <style:text-properties officeooo:rsid="0012b404"/>
    </style:style>
    <style:style style:name="T29" style:family="text">
      <style:text-properties officeooo:rsid="00134e0a"/>
    </style:style>
    <style:style style:name="T30" style:family="text">
      <style:text-properties officeooo:rsid="00189c9b"/>
    </style:style>
    <style:style style:name="T31" style:family="text">
      <style:text-properties officeooo:rsid="032114d0"/>
    </style:style>
    <style:style style:name="T32" style:family="text">
      <style:text-properties officeooo:rsid="0019760c"/>
    </style:style>
    <style:style style:name="T33" style:family="text">
      <style:text-properties officeooo:rsid="001d049a"/>
    </style:style>
    <style:style style:name="T34" style:family="text">
      <style:text-properties officeooo:rsid="001fe1f4"/>
    </style:style>
    <style:style style:name="T35" style:family="text">
      <style:text-properties officeooo:rsid="0024b0eb"/>
    </style:style>
    <style:style style:name="T36" style:family="text">
      <style:text-properties officeooo:rsid="00270407"/>
    </style:style>
    <style:style style:name="T37" style:family="text">
      <style:text-properties officeooo:rsid="0027f648"/>
    </style:style>
    <style:style style:name="T38" style:family="text">
      <style:text-properties officeooo:rsid="002aa3dd"/>
    </style:style>
    <style:style style:name="T39" style:family="text">
      <style:text-properties officeooo:rsid="002c2113"/>
    </style:style>
    <style:style style:name="T40" style:family="text">
      <style:text-properties officeooo:rsid="002ceb7a"/>
    </style:style>
    <style:style style:name="T41" style:family="text">
      <style:text-properties officeooo:rsid="002edfda"/>
    </style:style>
    <style:style style:name="T42" style:family="text">
      <style:text-properties officeooo:rsid="0031cf95"/>
    </style:style>
    <style:style style:name="T43" style:family="text">
      <style:text-properties officeooo:rsid="0032ff84"/>
    </style:style>
    <style:style style:name="T44" style:family="text">
      <style:text-properties officeooo:rsid="0033ed64"/>
    </style:style>
    <style:style style:name="T45" style:family="text">
      <style:text-properties officeooo:rsid="0034f3ac"/>
    </style:style>
    <style:style style:name="T46" style:family="text">
      <style:text-properties officeooo:rsid="0038369d"/>
    </style:style>
    <style:style style:name="T47" style:family="text">
      <style:text-properties officeooo:rsid="003be4c7"/>
    </style:style>
    <style:style style:name="T48" style:family="text">
      <style:text-properties officeooo:rsid="003c9729"/>
    </style:style>
    <style:style style:name="Sect1" style:family="section">
      <style:section-properties style:editable="false">
        <style:columns fo:column-count="1" fo:column-gap="0cm"/>
      </style:section-properties>
    </style:style>
    <number:time-style style:name="N41">
      <number:hours number:style="long"/>
      <number:text>:</number:text>
      <number:minutes number:style="long"/>
      <number:text>:</number:text>
      <number:seconds number:style="long"/>
    </number:tim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title>Tatakai no ikimono</text:title></text:p>
      <text:p text:style-name="P56"><text:subject>Design Document</text:subject></text:p>
      <text:p text:style-name="P46"/>
      <text:p text:style-name="P46"/>
      <text:p text:style-name="P41">Edit History</text:p>
      <table:table table:name="Tabelle10" table:style-name="Tabelle10">
        <table:table-column table:style-name="Tabelle10.A"/>
        <table:table-column table:style-name="Tabelle10.B"/>
        <table:table-row>
          <table:table-cell table:style-name="Tabelle10.A1" office:value-type="string">
            <text:p text:style-name="P52">Edited on</text:p>
          </table:table-cell>
          <table:table-cell table:style-name="Tabelle10.B1" office:value-type="string">
            <text:p text:style-name="P52">Edited by</text:p>
          </table:table-cell>
        </table:table-row>
        <table:table-row>
          <table:table-cell table:style-name="Tabelle10.A2" office:value-type="string">
            <text:p text:style-name="P3"><text:span text:style-name="T28">Thursday</text:span>, <text:span text:style-name="T28">December </text:span>1, 2016</text:p>
          </table:table-cell>
          <table:table-cell table:style-name="Tabelle10.B2" office:value-type="string">
            <text:p text:style-name="P3">Fireclaw the Fox</text:p>
          </table:table-cell>
        </table:table-row>
        <table:table-row>
          <table:table-cell table:style-name="Tabelle10.A2" office:value-type="string">
            <text:p text:style-name="P88">Tuesday, December 20, 2016</text:p>
          </table:table-cell>
          <table:table-cell table:style-name="Tabelle10.B2" office:value-type="string">
            <text:p text:style-name="P88">Fireclaw the Fox</text:p>
          </table:table-cell>
        </table:table-row>
      </table:table>
      <text:p text:style-name="P46"/>
      <text:p text:style-name="P43">Last Edit:</text:p>
      <text:p text:style-name="P43">by: <text:creator/></text:p>
      <text:p text:style-name="P43"><text:modification-date style:data-style-name="N79">Tuesday, December 20, 2016</text:modification-date> <text:modification-time style:data-style-name="N41">10:31:54</text:modification-time></text:p>
      <text:table-of-content text:style-name="Sect1" text:protected="true" text:name="Inhaltsverzeichnis1">
        <text:table-of-content-source text:outline-level="2">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5">Index</text:p>
          </text:index-title>
          <text:p text:style-name="P78"><text:a xlink:type="simple" xlink:href="#__RefHeading___Toc4122_1043377601" text:style-name="Index_20_Link" text:visited-style-name="Index_20_Link">General Information about the game<text:tab/>3</text:a></text:p>
          <text:p text:style-name="P78"><text:a xlink:type="simple" xlink:href="#__RefHeading__7647_900220528" text:style-name="Index_20_Link" text:visited-style-name="Index_20_Link">The Story<text:tab/>4</text:a></text:p>
          <text:p text:style-name="P78"><text:a xlink:type="simple" xlink:href="#__RefHeading__7649_900220528" text:style-name="Index_20_Link" text:visited-style-name="Index_20_Link">The Worlds<text:tab/>5</text:a></text:p>
          <text:p text:style-name="P78"><text:a xlink:type="simple" xlink:href="#__RefHeading__2607_2136588030" text:style-name="Index_20_Link" text:visited-style-name="Index_20_Link">Art Style<text:tab/>6</text:a></text:p>
          <text:p text:style-name="P78"><text:a xlink:type="simple" xlink:href="#__RefHeading__7809_900220528" text:style-name="Index_20_Link" text:visited-style-name="Index_20_Link">Music and SFX<text:tab/>7</text:a></text:p>
          <text:p text:style-name="P78"><text:a xlink:type="simple" xlink:href="#__RefHeading__7693_900220528" text:style-name="Index_20_Link" text:visited-style-name="Index_20_Link">Menus<text:tab/>8</text:a></text:p>
          <text:p text:style-name="P78"><text:a xlink:type="simple" xlink:href="#__RefHeading__7703_900220528" text:style-name="Index_20_Link" text:visited-style-name="Index_20_Link">Settings<text:tab/>9</text:a></text:p>
          <text:p text:style-name="P78"><text:a xlink:type="simple" xlink:href="#__RefHeading__7715_900220528" text:style-name="Index_20_Link" text:visited-style-name="Index_20_Link">Characters<text:tab/>10</text:a></text:p>
          <text:p text:style-name="P78"><text:a xlink:type="simple" xlink:href="#__RefHeading__7827_900220528" text:style-name="Index_20_Link" text:visited-style-name="Index_20_Link">Animations<text:tab/>11</text:a></text:p>
          <text:p text:style-name="P78"><text:a xlink:type="simple" xlink:href="#__RefHeading__7759_900220528" text:style-name="Index_20_Link" text:visited-style-name="Index_20_Link">Gameplay<text:tab/>12</text:a></text:p>
          <text:p text:style-name="P78"><text:a xlink:type="simple" xlink:href="#__RefHeading__7731_900220528" text:style-name="Index_20_Link" text:visited-style-name="Index_20_Link">Control<text:tab/>13</text:a></text:p>
          <text:p text:style-name="P78"><text:a xlink:type="simple" xlink:href="#__RefHeading__7651_900220528" text:style-name="Index_20_Link" text:visited-style-name="Index_20_Link">Level<text:tab/>14</text:a></text:p>
          <text:p text:style-name="P78"><text:a xlink:type="simple" xlink:href="#__RefHeading__7837_900220528" text:style-name="Index_20_Link" text:visited-style-name="Index_20_Link">Level Files<text:tab/>14</text:a></text:p>
          <text:p text:style-name="P78"><text:a xlink:type="simple" xlink:href="#__RefHeading__5972_627652189" text:style-name="Index_20_Link" text:visited-style-name="Index_20_Link">Multimedia Tech Specs<text:tab/>15</text:a></text:p>
          <text:p text:style-name="P78"><text:a xlink:type="simple" xlink:href="#__RefHeading__7855_900220528" text:style-name="Index_20_Link" text:visited-style-name="Index_20_Link">Programing<text:tab/>18</text:a></text:p>
        </text:index-body>
      </text:table-of-content>
      <text:p text:style-name="P46"/>
      <text:h text:style-name="P54" text:outline-level="2"><text:bookmark-start text:name="__RefHeading___Toc4122_1043377601"/>General Information about the game<text:bookmark-end text:name="__RefHeading___Toc4122_1043377601"/></text:h>
      <text:p text:style-name="P47">A <text:span text:style-name="T30">two-player</text:span> <text:span text:style-name="T31">f</text:span>antasy beat-em-up, <text:span text:style-name="T30">taking place </text:span>in <text:span text:style-name="T30">a world inspired by the old Japan, with creatures fighting for the big prize.</text:span></text:p>
      <text:p text:style-name="P6"/>
      <text:p text:style-name="P6"><text:span text:style-name="T2">Game </text:span>Version <text:span text:style-name="T3">(YY.MM)</text:span>:</text:p>
      <text:p text:style-name="P7">16.1<text:span text:style-name="T28">2</text:span></text:p>
      <text:p text:style-name="P10"/>
      <text:p text:style-name="P6"><text:span text:style-name="T8">L</text:span>icenses to use:</text:p>
      <text:p text:style-name="P32"><text:span text:style-name="T9">Code: Simplified BSD (BSD 2-Clause) license </text:span><text:a xlink:type="simple" xlink:href="http://opensource.org/licenses/BSD-2-Clause" text:style-name="Internet_20_link" text:visited-style-name="Visited_20_Internet_20_Link"><text:span text:style-name="T9">http://opensource.org/licenses/BSD-2-Clause</text:span></text:a></text:p>
      <text:p text:style-name="P33"><text:span text:style-name="T10">Multimedia: </text:span><text:span text:style-name="T9">CC BY </text:span><text:span text:style-name="T11">SA</text:span><text:span text:style-name="T9"> </text:span><text:span text:style-name="T11">4</text:span><text:span text:style-name="T9">.0 </text:span><text:a xlink:type="simple" xlink:href="https://creativecommons.org/licenses/by-sa/4.0/deed.de" text:style-name="Internet_20_link" text:visited-style-name="Visited_20_Internet_20_Link"><text:span text:style-name="T11">https://creativecommons.org/licenses/by-sa/4.0/deed.de</text:span></text:a></text:p>
      <text:p text:style-name="P10"/>
      <text:p text:style-name="P6">Genre:</text:p>
      <text:p text:style-name="P11">Beat em up</text:p>
      <text:p text:style-name="P10"/>
      <text:p text:style-name="P4">Art:</text:p>
      <text:p text:style-name="P8">3D Cartoon style</text:p>
      <text:p text:style-name="P6"/>
      <text:p text:style-name="P6">Programming Language:</text:p>
      <text:p text:style-name="P16">Python</text:p>
      <text:p text:style-name="P16"/>
      <text:p text:style-name="P6">Engine:</text:p>
      <text:p text:style-name="P16">Panda3D <text:span text:style-name="T12">v</text:span>1.9.<text:span text:style-name="T8">2 or higher</text:span></text:p>
      <text:p text:style-name="P16"/>
      <text:p text:style-name="P6">Supported operating systems:</text:p>
      <text:p text:style-name="P10"><text:span text:style-name="T13">All by Panda3D supported Systems </text:span><text:span text:style-name="T5">(</text:span><text:span text:style-name="T4">GNU Linux/</text:span><text:span text:style-name="T6">Unix</text:span><text:span text:style-name="T4">, Windows, Mac, </text:span><text:span text:style-name="T7">[Maybe also Web and Android])</text:span></text:p>
      <text:p text:style-name="P9"><text:span text:style-name="T14">Official and Tested:</text:span> GNU Linux/Unix</text:p>
      <text:p text:style-name="P9"><text:span text:style-name="T14">Community Tested:</text:span> <text:span text:style-name="T15">W</text:span>indows, Mac and others</text:p>
      <text:p text:style-name="P10"/>
      <text:p text:style-name="P6">System versions:</text:p>
      <text:p text:style-name="P10">64 Bit</text:p>
      <text:p text:style-name="P16"/>
      <text:p text:style-name="P6">Languages/Translations:</text:p>
      <text:p text:style-name="P10">English</text:p>
      <text:p text:style-name="P16"/>
      <text:p text:style-name="P6">Game Location:</text:p>
      <text:p text:style-name="P12">Various fantasy worlds <text:span text:style-name="T28">styled like old Japan</text:span></text:p>
      <text:p text:style-name="P12"/>
      <text:p text:style-name="P5">Gameplay:</text:p>
      <text:p text:style-name="P13">This game focuses on the <text:span text:style-name="T28">two player combat system where the players have the choice between characters and arenas. Each character has a set of attacks and can defend himself to try to win the fight by beating the opponent.</text:span></text:p>
      <text:p text:style-name="P6"/>
      <text:p text:style-name="P6">Storyline short:</text:p>
      <text:p text:style-name="P21">Ferocious creatures fight in battle arenas for the big price, their lives.</text:p>
      <text:h text:style-name="P53" text:outline-level="2"><text:bookmark-start text:name="__RefHeading__7647_900220528"/>The Story<text:bookmark-end text:name="__RefHeading__7647_900220528"/></text:h>
      <text:p text:style-name="P75">In a time where humans have <text:span text:style-name="T45">gone</text:span> extinct and other creatures have evolved <text:span text:style-name="T45">taking place where humans have lived before. Though things have gone rough and the world is falling apart everyone left fights to survive or lives with his faith.</text:span></text:p>
      <text:p text:style-name="P76">The number of the few ones who decided to fight is decreasing day by day and rarely new opponents appear. You may ask now what are they fighting for. It’s for the entrance to a room with a portal which leads to another world, but prophecy tells, that only one person can step through it before it collapse.</text:p>
      <text:h text:style-name="P53" text:outline-level="2"><text:bookmark-start text:name="__RefHeading__7649_900220528"/>The World<text:span text:style-name="T17">s</text:span><text:bookmark-end text:name="__RefHeading__7649_900220528"/></text:h>
      <text:p text:style-name="P44">This chapter will describe the world<text:span text:style-name="T18">s</text:span>, where the game is located.</text:p>
      <text:h text:style-name="P66" text:outline-level="3"><text:bookmark-start text:name="__RefHeading___Toc4124_1043377601"/>Temple Outside<text:bookmark-end text:name="__RefHeading___Toc4124_1043377601"/></text:h>
      <text:p text:style-name="P22">A big temple on top of a mountain. <text:span text:style-name="T32">The fight takes place in front of the two level high main building where big stairs lead upward to the huge temple doors. On the bottom of the stairway left and right are two guardian statues. The main square is paved with light gray colored stone plates. Left and right from the main building on are smaller buildings connected to each other. The roofs of the buildings are covered with brown roof tiles and the walls are made of wood and strong rice paper.</text:span></text:p>
      <text:p text:style-name="P23">In the background are a few posts with ropes full of small colorful flags. Further behind one can see cloud covered mountaintops and a blue sky.</text:p>
      <text:p text:style-name="P23">A chilled wind blows in this area letting leaves of nearby trees fly by during the fight.</text:p>
      <text:p text:style-name="P23">Somewhere in the background one can hear the wind and some insects and birds natural to this area.</text:p>
      <text:h text:style-name="P66" text:outline-level="3"><text:bookmark-start text:name="__RefHeading___Toc4126_1043377601"/>Temple Inside<text:bookmark-end text:name="__RefHeading___Toc4126_1043377601"/></text:h>
      <text:p text:style-name="P25">Inside the temple are wooden floors and walls. Stone pillars hold the ceiling which is also made of wood planks. Small windows lighting the hallway creating godrays.</text:p>
      <text:p text:style-name="P26">Inside the temple it is very quite, just the characters sounds can be heard and nothing is going to disturb the fights held in this area.</text:p>
      <text:h text:style-name="P53" text:outline-level="2"><text:bookmark-start text:name="__RefHeading__2607_2136588030"/>Art Style<text:bookmark-end text:name="__RefHeading__2607_2136588030"/></text:h>
      <text:p text:style-name="P16"><text:span text:style-name="T16">This section</text:span> will be <text:span text:style-name="T16">d</text:span>escri<text:span text:style-name="T16">be</text:span> all the graphic styles used in the game</text:p>
      <text:p text:style-name="P16"/>
      <text:h text:style-name="P65" text:outline-level="3"><text:bookmark-start text:name="__RefHeading__2609_2136588030"/>Characters<text:bookmark-end text:name="__RefHeading__2609_2136588030"/></text:h>
      <text:p text:style-name="P24">The characters are cartoon styled creatures of various species. Due to the fact that humans have gone extinct, there will be no or just only a few humans left over.</text:p>
      <text:p text:style-name="P24">Most of the characters have only very little to no armor and cloths due to them having other body covering things like fur or scales.</text:p>
      <text:h text:style-name="P65" text:outline-level="3"><text:bookmark-start text:name="__RefHeading__2611_2136588030"/>Level<text:bookmark-end text:name="__RefHeading__2611_2136588030"/></text:h>
      <text:p text:style-name="P24">The levels should fit to the characters and have a rather cartoon styled look. They will consist of the foreground area which should have a fair amount of details as this will be the main focus during the fight, the mid-ground area will feature bigger and little less detailed objects hiding big parts of the background. The background can consist of big but rather low resolution images if <text:span text:style-name="T33">at all necessary.</text:span></text:p>
      <text:h text:style-name="P65" text:outline-level="3"><text:bookmark-start text:name="__RefHeading__5958_627652189"/>User Interface<text:bookmark-end text:name="__RefHeading__5958_627652189"/></text:h>
      <text:p text:style-name="P18">The UI will have a modern <text:span text:style-name="T34">simplistic </text:span>look. <text:span text:style-name="T34">Most results will be shown by animations and other visual effects. Just the life points of each player will be shown by a bar centered on top of the screen during the fight.</text:span></text:p>
      <text:h text:style-name="P64" text:outline-level="3"><text:bookmark-start text:name="__RefHeading__5960_627652189"/>Menu<text:bookmark-end text:name="__RefHeading__5960_627652189"/></text:h>
      <text:p text:style-name="P19"><text:span text:style-name="T34">The main menu consists of</text:span> <text:span text:style-name="T34">a</text:span> big background image showing one of the levels with a few extra stylistic elements like tinted in red and the games title added to it in big white Japanese kanji letters.</text:p>
      <text:p text:style-name="P19">The buttons are placed on the left side centered in the middle of the screen below the main menu <text:span text:style-name="T34">title. Stylistic are the buttons designed with a fade to transparency towards the right side. The buttons background should resemble a good contrast from background to the text on the buttons.</text:span></text:p>
      <text:p text:style-name="P20">The Credits part of the menu will be shown as a scrolling text, scrolling upward from bottom to top and repeat when done. The background will be simply black and there should only be one button to return to the main menu.</text:p>
      <text:h text:style-name="P53" text:outline-level="2"><text:bookmark-start text:name="__RefHeading__7809_900220528"/>Music and SFX<text:bookmark-end text:name="__RefHeading__7809_900220528"/></text:h>
      <text:p text:style-name="P46"><text:bookmark text:name="result_box30"/>This chapter describes all the sound effects and songs that are heard in the game</text:p>
      <text:p text:style-name="P44"/>
      <text:p text:style-name="P42"><text:bookmark text:name="result_box42"/>General information about the songs in the game</text:p>
      <text:p text:style-name="P27">The songs in this game should be powerful pushing songs of the rock/metal genre with influences of <text:s/><text:span text:style-name="T35">J</text:span>apanese music. Similar to some songs of Japanese anime songs.</text:p>
      <text:h text:style-name="P65" text:outline-level="3"><text:bookmark-start text:name="__RefHeading__7811_900220528"/>Music<text:bookmark-end text:name="__RefHeading__7811_900220528"/></text:h>
      <text:h text:style-name="P70" text:outline-level="4"><text:bookmark-start text:name="__RefHeading___Toc4134_1043377601"/>Menu theme<text:bookmark-end text:name="__RefHeading___Toc4134_1043377601"/></text:h>
      <text:p text:style-name="P28">A more calm but powerful soundtrack giving the player an epic mood for the upcoming battles.</text:p>
      <text:h text:style-name="P70" text:outline-level="4"><text:bookmark-start text:name="__RefHeading___Toc4136_1043377601"/><text:span text:style-name="T28">Fight</text:span> theme<text:bookmark-end text:name="__RefHeading___Toc4136_1043377601"/></text:h>
      <text:p text:style-name="P28">The fight theme should be a fast paced metal soundtrack driving the pace of the fight.</text:p>
      <text:h text:style-name="P65" text:outline-level="3"><text:bookmark-start text:name="__RefHeading__7825_900220528"/>Sound effects<text:bookmark-end text:name="__RefHeading__7825_900220528"/></text:h>
      <text:h text:style-name="P69" text:outline-level="4"><text:bookmark-start text:name="__RefHeading___Toc4148_1043377601"/>Character<text:bookmark-end text:name="__RefHeading___Toc4148_1043377601"/></text:h>
      <text:p text:style-name="P27">The characters have sound effects for actions when being hit. Also the characters walk movements will create step sounds. Other than that there won’t be sounds for the characters.</text:p>
      <text:h text:style-name="P71" text:outline-level="4"><text:bookmark-start text:name="__RefHeading___Toc4150_1043377601"/>Environment<text:bookmark-end text:name="__RefHeading___Toc4150_1043377601"/></text:h>
      <text:p text:style-name="P27">Just the <text:span text:style-name="T35">outside arena of this game will have sound effects, the inside arena will be quiet. Outside the player can hear wind noises, crickets and maybe some birds from mountain regions of Japan.</text:span></text:p>
      <text:h text:style-name="P53" text:outline-level="2"><text:bookmark-start text:name="__RefHeading__7693_900220528"/>Menus<text:bookmark-end text:name="__RefHeading__7693_900220528"/></text:h>
      <text:h text:style-name="P65" text:outline-level="3"><text:bookmark-start text:name="__RefHeading__7697_900220528"/>Main menu<text:bookmark-end text:name="__RefHeading__7697_900220528"/></text:h>
      <text:p text:style-name="P29">The main menu will be build up with 4 elements. The background which is a big image showing the first arena tinted in red with the title. To the left will be the menu title showing “Main menu” and below that three buttons for start, credits and quit.</text:p>
      <text:h text:style-name="P66" text:outline-level="3"><text:bookmark-start text:name="__RefHeading__7701_900220528"/>Character selection<text:bookmark-end text:name="__RefHeading__7701_900220528"/></text:h>
      <text:p text:style-name="P29">In the character selection screen the player have the choice between two characters. These characters are listed with small preview images in the middle of the screen. A click on one of those images will reveal a bigger <text:span text:style-name="T36">preview image on the side of the player who should select a character.</text:span></text:p>
      <text:p text:style-name="P30">On the bottom will be a row with two buttons to move back or proceed to the next part as well as a informative text describing what the player should do next.</text:p>
      <text:h text:style-name="P67" text:outline-level="3"><text:bookmark-start text:name="__RefHeading__7699_900220528"/>Level selection<text:bookmark-end text:name="__RefHeading__7699_900220528"/></text:h>
      <text:p text:style-name="P29">The level or arena selection will come after the character selection and is quite similar to it, with the difference that it only has two big buttons with a preview image of the arena on it. As soon as one of the arenas has been clicked, the game will proceed to the fighting scene.</text:p>
      <text:h text:style-name="P66" text:outline-level="3"><text:bookmark-start text:name="__RefHeading__7699_9002205281"/>K.O. screen<text:bookmark-end text:name="__RefHeading__7699_9002205281"/></text:h>
      <text:p text:style-name="P31">This screen will be shown after one of the characters got defeated. It will simply fade the screen with a slightly transparent black <text:span text:style-name="T37">overlay and displays text respectively for the player who won the battle.</text:span></text:p>
      <text:h text:style-name="P53" text:outline-level="2"><text:bookmark-start text:name="__RefHeading__7703_900220528"/>Settings<text:bookmark-end text:name="__RefHeading__7703_900220528"/></text:h>
      <text:p text:style-name="P15"><text:bookmark text:name="result_box7"/>Here all the game Customizable options are shown and their effects described.</text:p>
      <text:p text:style-name="P15"/>
      <text:p text:style-name="P17">All configurations will be changeable through the engines own prc files. We do not include a custom setting <text:span text:style-name="T48">screen</text:span> for the game <text:span text:style-name="T48">as this would bloat our tutorial and we already cover GUI usage in other parts of the game. So we leave this up to the tutorial user to build his own settings screen to give him the possibility to learn by coding something on his own.</text:span></text:p>
      <text:h text:style-name="P53" text:outline-level="2"><text:bookmark-start text:name="__RefHeading__7715_900220528"/>Characters<text:bookmark-end text:name="__RefHeading__7715_900220528"/></text:h>
      <text:h text:style-name="P65" text:outline-level="3">Character <text:span text:style-name="T47">1 (Red Demon)</text:span></text:h>
      <text:p text:style-name="P44">This section will list <text:span text:style-name="T19">information about the second, playable character in the game.</text:span></text:p>
      <table:table table:name="Tabelle3" table:style-name="Tabelle3">
        <table:table-column table:style-name="Tabelle3.A"/>
        <table:table-column table:style-name="Tabelle3.B"/>
        <table:table-row>
          <table:table-cell table:style-name="Tabelle3.A1" office:value-type="string">
            <text:p text:style-name="P57">Name</text:p>
          </table:table-cell>
          <table:table-cell table:style-name="Tabelle3.B1" office:value-type="string">
            <text:p text:style-name="P57"/>
          </table:table-cell>
        </table:table-row>
        <table:table-row>
          <table:table-cell table:style-name="Tabelle3.A2" office:value-type="string">
            <text:p text:style-name="P57">Sex</text:p>
          </table:table-cell>
          <table:table-cell table:style-name="Tabelle3.B2" office:value-type="string">
            <text:p text:style-name="P57">Male</text:p>
          </table:table-cell>
        </table:table-row>
        <table:table-row>
          <table:table-cell table:style-name="Tabelle3.A2" office:value-type="string">
            <text:p text:style-name="P57">Height</text:p>
          </table:table-cell>
          <table:table-cell table:style-name="Tabelle3.B2" office:value-type="string">
            <text:p text:style-name="P60">1.68m</text:p>
          </table:table-cell>
        </table:table-row>
        <table:table-row>
          <table:table-cell table:style-name="Tabelle3.A2" office:value-type="string">
            <text:p text:style-name="P57">Species</text:p>
          </table:table-cell>
          <table:table-cell table:style-name="Tabelle3.B2" office:value-type="string">
            <text:p text:style-name="P60">Demon</text:p>
          </table:table-cell>
        </table:table-row>
        <table:table-row>
          <table:table-cell table:style-name="Tabelle3.A2" office:value-type="string">
            <text:p text:style-name="P57">Age</text:p>
          </table:table-cell>
          <table:table-cell table:style-name="Tabelle3.B2" office:value-type="string">
            <text:p text:style-name="P61">Unknown</text:p>
          </table:table-cell>
        </table:table-row>
      </table:table>
      <text:p text:style-name="P16"/>
      <text:p text:style-name="P14">Look:</text:p>
      <text:p text:style-name="P83">A red skinned demon <text:span text:style-name="T39">with green hair and white eyes. He has large fangs and wears green camouflage cargo pants.</text:span></text:p>
      <text:h text:style-name="P87" text:outline-level="3"><text:bookmark-start text:name="__RefHeading__7717_900220528"/>Character <text:span text:style-name="T47">2 (Wolf)</text:span><text:bookmark-end text:name="__RefHeading__7717_900220528"/></text:h>
      <text:p text:style-name="P80">This section will list <text:span text:style-name="T19">information about the first, playable character in the game.</text:span></text:p>
      <table:table table:name="Tabelle1" table:style-name="Tabelle1">
        <table:table-column table:style-name="Tabelle1.A" table:number-columns-repeated="2"/>
        <table:table-row>
          <table:table-cell table:style-name="Tabelle1.A1" office:value-type="string">
            <text:p text:style-name="P91">Name</text:p>
          </table:table-cell>
          <table:table-cell table:style-name="Tabelle1.B1" office:value-type="string">
            <text:p text:style-name="P91"/>
          </table:table-cell>
        </table:table-row>
        <table:table-row>
          <table:table-cell table:style-name="Tabelle1.A2" office:value-type="string">
            <text:p text:style-name="P91">Sex</text:p>
          </table:table-cell>
          <table:table-cell table:style-name="Tabelle1.B2" office:value-type="string">
            <text:p text:style-name="P91">Male</text:p>
          </table:table-cell>
        </table:table-row>
        <table:table-row>
          <table:table-cell table:style-name="Tabelle1.A2" office:value-type="string">
            <text:p text:style-name="P91">Height</text:p>
          </table:table-cell>
          <table:table-cell table:style-name="Tabelle1.B2" office:value-type="string">
            <text:p text:style-name="P92">1.72m</text:p>
          </table:table-cell>
        </table:table-row>
        <table:table-row>
          <table:table-cell table:style-name="Tabelle1.A2" office:value-type="string">
            <text:p text:style-name="P91">Species</text:p>
          </table:table-cell>
          <table:table-cell table:style-name="Tabelle1.B2" office:value-type="string">
            <text:p text:style-name="P92">Wolf</text:p>
          </table:table-cell>
        </table:table-row>
        <table:table-row>
          <table:table-cell table:style-name="Tabelle1.A2" office:value-type="string">
            <text:p text:style-name="P91">Age</text:p>
          </table:table-cell>
          <table:table-cell table:style-name="Tabelle1.B2" office:value-type="string">
            <text:p text:style-name="P90">35</text:p>
          </table:table-cell>
        </table:table-row>
      </table:table>
      <text:p text:style-name="P86"/>
      <text:p text:style-name="P85">Look:</text:p>
      <text:p text:style-name="P84">A <text:span text:style-name="T38">humanoid </text:span>gray <text:span text:style-name="T38">and white</text:span> <text:span text:style-name="T38">furred</text:span> Wolf <text:span text:style-name="T38">with some steel armor shoulder plates and bracers.</text:span></text:p>
      <text:h text:style-name="P53" text:outline-level="2"><text:bookmark-start text:name="__RefHeading__7827_900220528"/>Animations<text:bookmark-end text:name="__RefHeading__7827_900220528"/></text:h>
      <text:p text:style-name="P46"><text:bookmark text:name="result_box32"/>This chapter describes and list all the animations of this game.</text:p>
      <text:h text:style-name="P65" text:outline-level="3"><text:bookmark-start text:name="__RefHeading__7829_900220528"/>Player characters:<text:bookmark-end text:name="__RefHeading__7829_900220528"/></text:h>
      <text:p text:style-name="P48"><text:span text:style-name="T20">I</text:span>dle</text:p>
      <text:p text:style-name="P48"><text:span text:style-name="T20">R</text:span>un</text:p>
      <text:p text:style-name="P79">Punch Left/Right</text:p>
      <text:p text:style-name="P79">Kick Left/Right</text:p>
      <text:p text:style-name="P79">Defend</text:p>
      <text:p text:style-name="P79">Got hit</text:p>
      <text:p text:style-name="P79">Defeated</text:p>
      <text:h text:style-name="P65" text:outline-level="3"><text:bookmark-start text:name="__RefHeading__7833_900220528"/>Object and Level specific animations:<text:bookmark-end text:name="__RefHeading__7833_900220528"/></text:h>
      <text:p text:style-name="P49">Falling leaves <text:span text:style-name="T40">in the outdoor arena using particle effects and leave sprites.</text:span></text:p>
      <text:h text:style-name="P53" text:outline-level="2"><text:bookmark-start text:name="__RefHeading__7759_900220528"/>Gameplay<text:bookmark-end text:name="__RefHeading__7759_900220528"/></text:h>
      <text:p text:style-name="P46"><text:bookmark text:name="result_box35"/>In this chapter, the general gameplay of the game is described.</text:p>
      <text:h text:style-name="P65" text:outline-level="3"><text:bookmark-start text:name="__RefHeading__7761_900220528"/>Menu<text:bookmark-end text:name="__RefHeading__7761_900220528"/></text:h>
      <text:h text:style-name="P70" text:outline-level="4"><text:bookmark-start text:name="__RefHeading__2745_506778161"/>Navigating<text:bookmark-end text:name="__RefHeading__2745_506778161"/></text:h>
      <text:p text:style-name="P34"><text:bookmark text:name="result_box36"/>For navigating through menus the mouse or keyboard is used. For more detailed disclosures see item control → menus</text:p>
      <text:p text:style-name="P35">Buttons <text:span text:style-name="T21">and other interactive elements</text:span></text:p>
      <text:p text:style-name="P51">→ <text:bookmark text:name="result_box37"/>Change color when mouse is over <text:span text:style-name="T21">them</text:span></text:p>
      <text:p text:style-name="P51">→ Activate with left click</text:p>
      <text:h text:style-name="P70" text:outline-level="4"><text:bookmark-start text:name="__RefHeading__2747_506778161"/>Menu Switch<text:bookmark-end text:name="__RefHeading__2747_506778161"/></text:h>
      <text:p text:style-name="P35">Move between menus:</text:p>
      <text:p text:style-name="P37"><text:tab/><text:tab/><text:span text:style-name="T41">When the player moves between menus the old menu will simply be hidden and the <text:tab/><text:tab/>new menu if there will be one, will be shown without any transition. Due to the light <text:tab/><text:tab/>menus, there shouldn’t be any lag when switching between menus.</text:span></text:p>
      <text:h text:style-name="P65" text:outline-level="3"><text:bookmark-start text:name="__RefHeading__7763_900220528"/>Player<text:bookmark-end text:name="__RefHeading__7763_900220528"/></text:h>
      <text:h text:style-name="P73" text:outline-level="4">Moving</text:h>
      <text:h text:style-name="Heading_20_5" text:outline-level="5"><text:tab/>Forward</text:h>
      <text:p text:style-name="P36"><text:bookmark text:name="result_box39"/>The player will move <text:span text:style-name="T22">in the</text:span> direction <text:span text:style-name="T41">he is facing to</text:span>.</text:p>
      <text:h text:style-name="Heading_20_5" text:outline-level="5"><text:tab/>Backward</text:h>
      <text:p text:style-name="P81">The player moves in the opposite direction of it’s viewing direction.</text:p>
      <text:h text:style-name="Heading_20_5" text:outline-level="5"><text:bookmark-start text:name="__RefHeading__7769_9002205282"/><text:tab/><text:span text:style-name="T41">Attack</text:span><text:bookmark-end text:name="__RefHeading__7769_9002205282"/></text:h>
      <text:p text:style-name="Text_20_body"><text:tab/><text:span text:style-name="T41">The player attacks the opponent with the attack respective to the pressed key.</text:span></text:p>
      <text:h text:style-name="P40" text:outline-level="4"><text:bookmark-start text:name="__RefHeading__2631_1465472395"/>Life<text:bookmark-end text:name="__RefHeading__2631_1465472395"/></text:h>
      <text:p text:style-name="P37"><text:tab/><text:span text:style-name="T41">Each player has a limited amount of health points which are being drawn when he is hit by <text:tab/>the opponent. If the life points have been brought to 0, the character will be defeated.</text:span></text:p>
      <text:h text:style-name="P65" text:outline-level="3"><text:bookmark-start text:name="__RefHeading__7777_900220528"/><text:soft-page-break/>Camera<text:bookmark-end text:name="__RefHeading__7777_900220528"/></text:h>
      <text:h text:style-name="P70" text:outline-level="4"><text:bookmark-start text:name="__RefHeading__7779_900220528"/>Behavior<text:bookmark-end text:name="__RefHeading__7779_900220528"/></text:h>
      <text:p text:style-name="P37"><text:tab/><text:span text:style-name="T41">The camera moves back and forth and will always keep both characters in the viewing area. <text:tab/>It also will keep a minimum distance to the players and also always stay in the center of a <text:tab/>imaginative line between both characters.</text:span></text:p>
      <text:h text:style-name="P77" text:outline-level="2"><text:bookmark-start text:name="__RefHeading__7731_900220528"/>Control<text:bookmark-end text:name="__RefHeading__7731_900220528"/></text:h>
      <text:p text:style-name="P44">Here will be the descriptions of the controls in any part of the game.</text:p>
      <text:h text:style-name="P65" text:outline-level="3"><text:bookmark-start text:name="__RefHeading__7733_900220528"/>Menus<text:bookmark-end text:name="__RefHeading__7733_900220528"/></text:h>
      <text:p text:style-name="P46">To navigate through the menus one can use the mouse cursor or the arrow <text:span text:style-name="T23">keys</text:span> and enter key.</text:p>
      <text:p text:style-name="P46">The Escape key will navigate to the previous menu or if the player is at the main menu, ask him if the game should be quit.</text:p>
      <text:h text:style-name="P65" text:outline-level="3"><text:bookmark-start text:name="__RefHeading__7735_900220528"/>Inside the game<text:bookmark-end text:name="__RefHeading__7735_900220528"/></text:h>
      <text:p text:style-name="P16">This is a listing of all possible actions in the game with the “by default” key setting <text:span text:style-name="T42">for both players</text:span></text:p>
      <text:h text:style-name="P70" text:outline-level="4"><text:bookmark-start text:name="__RefHeading__5966_627652189"/>Moves<text:bookmark-end text:name="__RefHeading__5966_627652189"/></text:h>
      <table:table table:name="Tabelle6" table:style-name="Tabelle6">
        <table:table-column table:style-name="Tabelle6.A"/>
        <table:table-column table:style-name="Tabelle6.B"/>
        <table:table-column table:style-name="Tabelle6.C"/>
        <table:table-row>
          <table:table-cell table:style-name="Tabelle6.A1" office:value-type="string">
            <text:p text:style-name="P58">Action</text:p>
          </table:table-cell>
          <table:table-cell table:style-name="Tabelle6.A1" office:value-type="string">
            <text:p text:style-name="P58">Key <text:span text:style-name="T29">Player 1</text:span></text:p>
          </table:table-cell>
          <table:table-cell table:style-name="Tabelle6.C1" office:value-type="string">
            <text:p text:style-name="P59">Key Player 2</text:p>
          </table:table-cell>
        </table:table-row>
        <table:table-row>
          <table:table-cell table:style-name="Tabelle6.A2" office:value-type="string">
            <text:p text:style-name="P62">Move Left/Right</text:p>
          </table:table-cell>
          <table:table-cell table:style-name="Tabelle6.A2" office:value-type="string">
            <text:p text:style-name="P63">D/F</text:p>
          </table:table-cell>
          <table:table-cell table:style-name="Tabelle6.C2" office:value-type="string">
            <text:p text:style-name="P63">Left-/Right-arrow</text:p>
          </table:table-cell>
        </table:table-row>
        <table:table-row>
          <table:table-cell table:style-name="Tabelle6.A2" office:value-type="string">
            <text:p text:style-name="P62">Attack Kick Left/Right</text:p>
          </table:table-cell>
          <table:table-cell table:style-name="Tabelle6.A2" office:value-type="string">
            <text:p text:style-name="P63">A/S</text:p>
          </table:table-cell>
          <table:table-cell table:style-name="Tabelle6.C2" office:value-type="string">
            <text:p text:style-name="P63">K/L</text:p>
          </table:table-cell>
        </table:table-row>
        <table:table-row>
          <table:table-cell table:style-name="Tabelle6.A2" office:value-type="string">
            <text:p text:style-name="P62">Attack Punch Left/Right</text:p>
          </table:table-cell>
          <table:table-cell table:style-name="Tabelle6.A2" office:value-type="string">
            <text:p text:style-name="P63">Q/W</text:p>
          </table:table-cell>
          <table:table-cell table:style-name="Tabelle6.C2" office:value-type="string">
            <text:p text:style-name="P63">I/O</text:p>
          </table:table-cell>
        </table:table-row>
        <table:table-row>
          <table:table-cell table:style-name="Tabelle6.A2" office:value-type="string">
            <text:p text:style-name="P62">Defend</text:p>
          </table:table-cell>
          <table:table-cell table:style-name="Tabelle6.A2" office:value-type="string">
            <text:p text:style-name="P63">E</text:p>
          </table:table-cell>
          <table:table-cell table:style-name="Tabelle6.C2" office:value-type="string">
            <text:p text:style-name="P63">P</text:p>
          </table:table-cell>
        </table:table-row>
        <table:table-row>
          <table:table-cell table:style-name="Tabelle6.A2" office:value-type="string">
            <text:p text:style-name="P62">Return to menu</text:p>
          </table:table-cell>
          <table:table-cell table:style-name="Tabelle6.C2" table:number-columns-spanned="2" office:value-type="string">
            <text:p text:style-name="P63">Esc</text:p>
          </table:table-cell>
          <table:covered-table-cell/>
        </table:table-row>
      </table:table>
      <text:p text:style-name="P44"/>
      <text:h text:style-name="P53" text:outline-level="2"><text:bookmark-start text:name="__RefHeading__7651_900220528"/>Level<text:bookmark-end text:name="__RefHeading__7651_900220528"/></text:h>
      <text:h text:style-name="P68" text:outline-level="3"><text:bookmark-start text:name="__RefHeading__7653_900220528"/>Levels<text:bookmark-end text:name="__RefHeading__7653_900220528"/></text:h>
      <text:h text:style-name="P72" text:outline-level="4"><text:bookmark-start text:name="__RefHeading__2428_1296738714"/>Temple Outside<text:bookmark-end text:name="__RefHeading__2428_1296738714"/></text:h>
      <text:p text:style-name="P38"><text:tab/><text:span text:style-name="T43">The fighting ground will be a simple textured plane, in the mid-ground we have some </text:span></text:p>
      <text:p text:style-name="P39"><text:tab/>low-poly 3D buildings and in the background some transparent planes with mountain <text:tab/>textures.</text:p>
      <text:p text:style-name="P38"><text:tab/><text:span text:style-name="T43">Collision solids will be created for a wall left and right at the end of the level so that the <text:tab/>players won’t be able to move out of the world.</text:span></text:p>
      <text:h text:style-name="P72" text:outline-level="4"><text:bookmark-start text:name="__RefHeading__2430_1296738714"/>Temple Inside<text:bookmark-end text:name="__RefHeading__2430_1296738714"/></text:h>
      <text:p text:style-name="P38"><text:tab/><text:span text:style-name="T43">As with the outside level, the ground will be a textured plane. In the mid-ground we have <text:tab/>stone pillars and in the background wooden plank textured walls with 3D modeled windows <text:tab/>with godrays.</text:span></text:p>
      <text:p text:style-name="P38"><text:tab/><text:span text:style-name="T43">Collision solids will be created for a wall left and right at the end of the level so that the <text:tab/>players won’t be able to move out of the world.</text:span></text:p>
      <text:p text:style-name="P38"/>
      <text:p text:style-name="P38"/>
      <text:p text:style-name="P38"/>
      <text:p text:style-name="P38"/>
      <text:p text:style-name="P38"/>
      <text:h text:style-name="P77" text:outline-level="2"><text:bookmark-start text:name="__RefHeading__7837_900220528"/>Level Files<text:bookmark-end text:name="__RefHeading__7837_900220528"/></text:h>
      <text:p text:style-name="P46"><text:bookmark text:name="result_box22"/>This section describes the level file <text:span text:style-name="T24">specifications</text:span>.</text:p>
      <text:p text:style-name="P39">Levels will be stored <text:span text:style-name="T44">in separate and consecutively numbered folders. The models will be stored in egg/bam files named arena.egg with the textures and additional models laying directly next to them.</text:span></text:p>
      <text:p text:style-name="P39"/>
      <text:h text:style-name="P53" text:outline-level="2"><text:bookmark-start text:name="__RefHeading__5972_627652189"/>Multimedia Tech Specs<text:bookmark-end text:name="__RefHeading__5972_627652189"/></text:h>
      <text:p text:style-name="P44">This chapter describes further technical details for the Artwork files like 3D models and other graphics <text:span text:style-name="T25">and audio</text:span>. <text:span text:style-name="T25">It will also list recommend applications to work with on this project.</text:span></text:p>
      <text:h text:style-name="P65" text:outline-level="3"><text:bookmark-start text:name="__RefHeading__5974_627652189"/>3D Models<text:bookmark-end text:name="__RefHeading__5974_627652189"/></text:h>
      <text:p text:style-name="P46">To generate 3D Models, the recommended application is Blender as all files need to be stored in the .blend or other open and editable formats for blender, so everyone can open and edit the files.</text:p>
      <text:p text:style-name="P46">The sizes used in the game are as follow:</text:p>
      <text:p text:style-name="P46">1 Blender/<text:span text:style-name="T26">Panda Unit</text:span> = <text:span text:style-name="T26">1</text:span> m</text:p>
      <text:h text:style-name="P65" text:outline-level="3"><text:bookmark-start text:name="__RefHeading__5976_627652189"/>Audio<text:bookmark-end text:name="__RefHeading__5976_627652189"/></text:h>
      <text:p text:style-name="P46">To generate Audio files, one can use various recording and digital audio workstations, <text:span text:style-name="T25">the recommended recording and DAW is</text:span> Ardour. <text:span text:style-name="T25">For simpler tasks,</text:span> Audacity <text:span text:style-name="T25">may be used. A</text:span>udio generators <text:span text:style-name="T25">and tracking applications can also be used, whereby the following ones will be recommend.</text:span> <text:span text:style-name="T25">Musescore, Tuxguitar with QSynth and LMMS.</text:span></text:p>
      <text:h text:style-name="P65" text:outline-level="3"><text:bookmark-start text:name="__RefHeading__7839_900220528"/>Files and file types<text:bookmark-end text:name="__RefHeading__7839_900220528"/></text:h>
      <text:p text:style-name="P46"><text:bookmark text:name="result_box74"/>In this chapter, file types are shown, which should be used preferably.</text:p>
      <text:p text:style-name="P15"><text:bookmark text:name="result_box75"/>In general, free and open formats are prefered to Proprietary and closed formats.</text:p>
      <text:h text:style-name="P70" text:outline-level="4"><text:bookmark-start text:name="__RefHeading__7841_900220528"/>Text<text:bookmark-end text:name="__RefHeading__7841_900220528"/></text:h>
      <text:p text:style-name="P46"><text:bookmark text:name="result_box65"/>Text should, if it doesn't contains special formatting or data other than text (eg images), be saved in plain text files. Once formatting or other things are required, which can not be stored in plain text files, should use either the open document standard, or the Portable Document Format. Therefor the listed file extensions below should be used preferably.</text:p>
      <text:p text:style-name="P46">For text only files:</text:p>
      <text:p text:style-name="P46"><text:tab/>.txt</text:p>
      <text:p text:style-name="P46"><text:tab/>without ending, just the filename</text:p>
      <text:p text:style-name="P46">For formated Text and others:</text:p>
      <text:p text:style-name="P46"><text:tab/>.odt</text:p>
      <text:p text:style-name="P46"><text:tab/>.pdf</text:p>
      <text:h text:style-name="P70" text:outline-level="4"><text:bookmark-start text:name="__RefHeading__7843_900220528"/><text:soft-page-break/>Images<text:bookmark-end text:name="__RefHeading__7843_900220528"/></text:h>
      <text:h text:style-name="P74" text:outline-level="5"><text:bookmark-start text:name="__RefHeading___Toc4204_1043377601"/>Raw images<text:bookmark-end text:name="__RefHeading___Toc4204_1043377601"/></text:h>
      <text:p text:style-name="P46">Images that are not directly used in game. These images are used in the image editors. Here we just recommend some files, but it doesn't really matter which formats you choose as long as they can be opened with open source tools which are accessible to everyone.</text:p>
      <text:p text:style-name="P46">Recommended:</text:p>
      <text:p text:style-name="P46"><text:tab/>.xcf</text:p>
      <text:p text:style-name="P46"><text:tab/>.ora</text:p>
      <text:h text:style-name="P74" text:outline-level="5"><text:bookmark text:name="result_box76"/><text:bookmark-start text:name="__RefHeading__2343_107836184"/>Concept art and sketches<text:bookmark-end text:name="__RefHeading__2343_107836184"/></text:h>
      <text:p text:style-name="P46"><text:bookmark text:name="result_box77"/>Concept art and sketches must not be stored in very high quality. For this purpose, Therefor the JPEG format can be used. Scanned images should have a resolution of around 300dpi if they are to be processed or a smaller resolution if they are intended to serve only as an illustration.</text:p>
      <text:p text:style-name="P46">Preferred ending:</text:p>
      <text:p text:style-name="P46"><text:tab/>.jpg</text:p>
      <text:h text:style-name="P74" text:outline-level="5"><text:bookmark-start text:name="__RefHeading__7847_900220528"/>Textures and In-Game Graphics<text:bookmark-end text:name="__RefHeading__7847_900220528"/></text:h>
      <text:p text:style-name="P46"><text:bookmark text:name="result_box78"/>All graphics used in the game should be of the highest possible quality, but even here the file size should not be unnecessarily high. This must be decided according to each image and can not be set fix here.</text:p>
      <text:p text:style-name="P46">Preferred formats:</text:p>
      <text:p text:style-name="P46"><text:tab/>.png</text:p>
      <text:p text:style-name="P46">Note:</text:p>
      <text:p text:style-name="P46"><text:tab/>For Textures the Engine intern TXO file format should be used.</text:p>
      <text:p text:style-name="P35">Further info at: <text:a xlink:type="simple" xlink:href="http://www.panda3d.org/manual/index.php/Texture_Compression" text:style-name="Internet_20_link" text:visited-style-name="Visited_20_Internet_20_Link">http://www.panda3d.org/manual/index.php/Texture_Compression</text:a></text:p>
      <text:h text:style-name="P70" text:outline-level="4"><text:bookmark-start text:name="__RefHeading__7849_900220528"/>Audio<text:bookmark-end text:name="__RefHeading__7849_900220528"/></text:h>
      <text:p text:style-name="P16"><text:bookmark text:name="result_box79"/>For audio files, make sure, as with the graphics, which quality they should have. For editing the highest quality possible should be used. For integration into the game, space-saving formats should be used.</text:p>
      <text:p text:style-name="P46">Preferred formats:</text:p>
      <text:p text:style-name="P46">High quality:</text:p>
      <text:p text:style-name="P46"><text:tab/>.flac</text:p>
      <text:p text:style-name="P46">Medium quality:</text:p>
      <text:p text:style-name="P46"><text:soft-page-break/><text:tab/>.ogg (Vorbis)</text:p>
      <text:p text:style-name="P45">Applications project files may be stored in their native format.</text:p>
      <text:h text:style-name="P70" text:outline-level="4"><text:bookmark-start text:name="__RefHeading__7853_900220528"/>Models<text:bookmark-end text:name="__RefHeading__7853_900220528"/></text:h>
      <text:p text:style-name="P46"><text:bookmark text:name="result_box81"/>All models can be stored in 3 different formats. A model for editing in the 3D editor, one to be integrated into the game during the programming phase and a final format for deploying the game to the gamers.</text:p>
      <text:p text:style-name="P46">Formats for editor:</text:p>
      <text:p text:style-name="P46"><text:tab/>Blender3D Editor: .blend</text:p>
      <text:p text:style-name="P46"><text:tab/>possible other formats <text:span text:style-name="T27">for exchange</text:span>:</text:p>
      <text:p text:style-name="P46"><text:tab/><text:tab/>.dae</text:p>
      <text:p text:style-name="P46"><text:tab/><text:tab/>.obj</text:p>
      <text:p text:style-name="P46">Format for Engine:</text:p>
      <text:p text:style-name="P46"><text:tab/>.egg</text:p>
      <text:p text:style-name="P46">Format for deploying:</text:p>
      <text:p text:style-name="P46"><text:tab/>.bam</text:p>
      <text:h text:style-name="P53" text:outline-level="2"><text:bookmark-start text:name="__RefHeading__7855_900220528"/>Programing<text:bookmark-end text:name="__RefHeading__7855_900220528"/></text:h>
      <text:p text:style-name="P46"><text:bookmark text:name="result_box33"/>In this chapter everything is written down that has to do with the programming of the game, for example the used engine and the used programming techniques <text:span text:style-name="T46">as well as some reasons why to use these.</text:span></text:p>
      <text:p text:style-name="P46"/>
      <text:h text:style-name="P65" text:outline-level="3"><text:bookmark-start text:name="__RefHeading__7857_900220528"/>Engine<text:bookmark-end text:name="__RefHeading__7857_900220528"/></text:h>
      <text:p text:style-name="P46"><text:bookmark text:name="result_box59"/>As for the game, the game engine Panda3D is used. <text:span text:style-name="T46">We use it because this tutorial is specifically written for that engine and for the engines capabilities of doing all the work we need to get done in a simple and fast way. On the other hand the engine is highly extensible, fast and robust through its C++ core.</text:span></text:p>
      <text:p text:style-name="P50"><text:span text:style-name="T9">Link: </text:span><text:a xlink:type="simple" xlink:href="http://www.panda3d.org/" text:style-name="Internet_20_link" text:visited-style-name="Visited_20_Internet_20_Link"><text:span text:style-name="T9">http://www.panda3d.org/</text:span></text:a></text:p>
      <text:p text:style-name="P46"/>
      <text:h text:style-name="P65" text:outline-level="3"><text:bookmark-start text:name="__RefHeading__7859_900220528"/>Programing language<text:bookmark-end text:name="__RefHeading__7859_900220528"/></text:h>
      <text:p text:style-name="P46">The Language which will be used for the programing of the game is Python. As this is the main/<text:span text:style-name="T46">reccomended</text:span> language for using the game Engine.</text:p>
      <text:p text:style-name="P50"><text:span text:style-name="T9">Link: </text:span><text:a xlink:type="simple" xlink:href="http://www.python.org/" text:style-name="Internet_20_link" text:visited-style-name="Visited_20_Internet_20_Link"><text:span text:style-name="T9">http://www.python.org/</text:span></text:a></text:p>
      <text:p text:style-name="P46"/>
      <text:h text:style-name="P65" text:outline-level="3"><text:bookmark-start text:name="__RefHeading__7861_900220528"/>Further Information for the Programing<text:bookmark-end text:name="__RefHeading__7861_900220528"/></text:h>
      <text:p text:style-name="P46"><text:bookmark text:name="result_box60"/>This section describes basic programming techniques for the game.</text:p>
      <text:p text:style-name="P46"/>
      <text:p text:style-name="P46">Key points:</text:p>
      <text:p text:style-name="P46">The PEP standards should be respected.</text:p>
      <text:p text:style-name="P50"><text:span text:style-name="T9">Link: </text:span><text:a xlink:type="simple" xlink:href="http://www.python.org/dev/peps/pep-0000/" text:style-name="Internet_20_link" text:visited-style-name="Visited_20_Internet_20_Link"><text:span text:style-name="T9">http://www.python.org/dev/peps/pep-0000/</text:span></text:a></text:p>
      <text:p text:style-name="P46">Event based</text:p>
      <text:p text:style-name="P46"><text:tab/>Module throw Events, which could be caught by everyone who needs them. As of that no module has to know about any other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99ccf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34e0a"/>
    </style:style>
    <style:style style:name="MP2" style:family="paragraph" style:parent-style-name="Footer">
      <style:text-properties fo:language="en" fo:country="US"/>
    </style:style>
    <style:style style:name="MT1" style:family="text">
      <style:text-properties officeooo:rsid="00586a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18</text:page-number><text:tab/></text:p>
      </style:footer>
    </style:master-page>
    <style:master-page style:name="First_20_Page" style:display-name="First Page" style:page-layout-name="Mpm1" style:next-style-name="Standard">
      <style:footer>
        <text:p text:style-name="MP2"><text:span text:style-name="MT1"><text:tab/>Version: </text:span><text:span text:style-name="MT1"><text:editing-cycles>30</text:editing-cyc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0:05:11.875121069</meta:creation-date>
    <meta:editing-cycles>30</meta:editing-cycles>
    <meta:editing-duration>PT3H58M54S</meta:editing-duration>
    <dc:subject>Design Document</dc:subject>
    <dc:title>Tatakai no ikimono</dc:title>
    <dc:date>2016-12-20T10:31:53.865117532</dc:date>
    <meta:generator>LibreOffice/5.1.4.2$Linux_X86_64 LibreOffice_project/10m0$Build-2</meta:generator>
    <meta:document-statistic meta:table-count="4" meta:image-count="0" meta:object-count="0" meta:page-count="18" meta:paragraph-count="282" meta:word-count="2676" meta:character-count="15415" meta:non-whitespace-character-count="12970"/>
  </office:meta>
</office:document-meta>
</file>